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799cm" table:align="margins"/>
    </style:style>
    <style:style style:name="Table1.A" style:family="table-column">
      <style:table-column-properties style:column-width="2.085cm" style:rel-column-width="12656*"/>
    </style:style>
    <style:style style:name="Table1.B" style:family="table-column">
      <style:table-column-properties style:column-width="8.714cm" style:rel-column-width="52879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0.799cm" table:align="margins"/>
    </style:style>
    <style:style style:name="Table2.A" style:family="table-column">
      <style:table-column-properties style:column-width="3.755cm" style:rel-column-width="2129*"/>
    </style:style>
    <style:style style:name="Table2.B" style:family="table-column">
      <style:table-column-properties style:column-width="7.041cm" style:rel-column-width="3992*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9pt" style:font-size-asian="9pt" style:font-size-complex="9pt"/>
    </style:style>
    <style:style style:name="P5" style:family="paragraph" style:parent-style-name="Standard">
      <style:paragraph-properties fo:text-align="start" style:justify-single-word="false"/>
      <style:text-properties style:font-name="Verdan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" fo:font-size="9pt" style:text-underline-style="none" fo:font-weight="normal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8" style:family="paragraph" style:parent-style-name="Standard">
      <style:text-properties style:font-name="Verdana" fo:font-size="9pt" fo:language="en" fo:country="GB" fo:font-weight="bold" style:font-size-asian="9pt" style:font-weight-asian="bold" style:font-size-complex="9pt" style:font-weight-complex="bold"/>
    </style:style>
    <style:style style:name="P9" style:family="paragraph" style:parent-style-name="Text_20_body">
      <style:text-properties style:font-name="Verdana" fo:font-size="9pt" fo:language="en" fo:country="GB" style:font-size-asian="9pt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atient.entity.name" text:name="patientName"/>
        <text:user-field-decl office:value-type="string" office:string-value="patient.entity.description" text:name="patientDescription"/>
        <text:user-field-decl office:value-type="string" office:string-value="startTime" text:name="vaccinationDate"/>
        <text:user-field-decl office:value-type="string" office:string-value="[party:getBillingAddress(party:getPatientOwner(openvpms:get(.,'patient.entity')))]" text:name="ownerAddress"/>
        <text:user-field-decl office:value-type="string" office:string-value="[party:getPartyFullName(party:getPatientOwner(openvpms:get(.,'patient.entity')))]" text:name="ownerName"/>
        <text:user-field-decl office:value-type="string" office:string-value="patient.entity.sex" text:name="patientSex"/>
        <text:user-field-decl office:value-type="string" office:string-value="patient.entity.species" text:name="patientSpecies"/>
        <text:user-field-decl office:value-type="string" office:string-value="patient.entity.breed" text:name="patientBreed"/>
        <text:user-field-decl office:value-type="string" office:string-value="product.entity.printedName" text:name="productPrintedName"/>
        <text:user-field-decl office:value-type="string" office:string-value="clinician.entity.name" text:name="clinician"/>
      </text:user-field-decls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P2">Vaccination Certificate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wner</text:p>
          </table:table-cell>
          <table:table-cell table:style-name="Table1.A1" office:value-type="string">
            <text:p text:style-name="P4"><text:user-field-get text:name="ownerName">[party:getPartyFullName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user-field-get text:name="ownerAddress">[party:getBillingAddress(party:getPatientOwner(openvpms:get(.,'patient.entity')))]</text:user-field-get></text:p>
          </table:table-cell>
        </table:table-row>
        <table:table-row>
          <table:table-cell table:style-name="Table1.A1" office:value-type="string">
            <text:p text:style-name="P4">Patient</text:p>
          </table:table-cell>
          <table:table-cell table:style-name="Table1.A1" office:value-type="string">
            <text:p text:style-name="P4"><text:user-field-get text:name="patientName">patient.entity.name</text:user-field-get>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<text:user-field-get text:name="patientDescription">patient.entity.description</text:user-field-get></text:p>
          </table:table-cell>
        </table:table-row>
      </table:table>
      <text:p text:style-name="P5"/>
      <text:p text:style-name="P6">This is to certify that the patient who's details appear above has been vaccinated.</text:p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Vaccine</text:p>
          </table:table-cell>
          <table:table-cell table:style-name="Table2.A1" office:value-type="string">
            <text:p text:style-name="P4"><text:user-field-get text:name="productPrintedName">product.entity.printedName</text:user-field-get></text:p>
          </table:table-cell>
        </table:table-row>
        <table:table-row>
          <table:table-cell table:style-name="Table2.A1" office:value-type="string">
            <text:p text:style-name="P4">Date Vaccinated</text:p>
          </table:table-cell>
          <table:table-cell table:style-name="Table2.A1" office:value-type="string">
            <text:p text:style-name="P4"><text:user-field-get text:name="vaccinationDate">startTime</text:user-field-get></text:p>
          </table:table-cell>
        </table:table-row>
        <table:table-row>
          <table:table-cell table:style-name="Table2.A1" office:value-type="string">
            <text:p text:style-name="P4">Clinician</text:p>
          </table:table-cell>
          <table:table-cell table:style-name="Table2.A1" office:value-type="string">
            <text:p text:style-name="P4"/>
            <text:p text:style-name="P4">______________________________</text:p>
          </table:table-cell>
        </table:table-row>
        <table:table-row>
          <table:table-cell table:style-name="Table2.A1" office:value-type="string">
            <text:p text:style-name="P4"/>
            <text:p text:style-name="P4">Signature</text:p>
            <text:p text:style-name="P4"/>
          </table:table-cell>
          <table:table-cell table:style-name="Table2.A1" office:value-type="string">
            <text:p text:style-name="P4"/>
            <text:p text:style-name="P4"/>
            <text:p text:style-name="P4">______________________________</text:p>
          </table:table-cell>
        </table:table-row>
      </table:table>
      <text:p text:style-name="P7"/>
      <text:p text:style-name="P8">Important Points to Remember:</text:p>
      <text:p text:style-name="P8"/>
      <text:p text:style-name="P9">Protection after vaccination may take up to 2 weeks. Isolate <text:user-field-get text:name="patientName">patient.entity.name</text:user-field-get> during this period. <text:s/>A booster vaccine will be necessary to maintain immunity. Vaccines are usually harmless, however, if <text:user-field-get text:name="patientName">patient.entity.name</text:user-field-get> shows signs of illness after vaccination, please contact us immediately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1" style:font-size-asian="12pt" style:font-weight-asian="bold" style:font-name-complex="Tahoma1" style:font-size-complex="12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14.799cm" fo:page-height="20.9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Tony De Keizer</meta:initial-creator>
    <meta:creation-date>2006-08-09T14:03:22</meta:creation-date>
    <dc:creator>Manager</dc:creator>
    <dc:date>2007-03-05T10:50:54</dc:date>
    <dc:language>en-US</dc:language>
    <meta:editing-cycles>18</meta:editing-cycles>
    <meta:editing-duration>PT8H23M59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8" meta:word-count="65" meta:character-count="512"/>
  </office:meta>
</office:document-meta>
</file>